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96cm" fo:min-width="5.01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408cm" fo:min-width="5.37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56cm" fo:min-width="8.686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6.549cm" fo:wrap-option="no-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8cm" svg:height="7.7cm" svg:x="1cm" svg:y="2.5cm">
          <text:p text:style-name="P1">Jou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3cm" svg:height="8cm" svg:x="11.4cm" svg:y="20.5cm">
          <text:p text:style-name="P1">Mastermi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9cm" svg:y1="6.4cm" svg:x2="15.6cm" svg:y2="20.7cm">
          <text:p/>
        </draw:line>
        <draw:custom-shape draw:style-name="gr4" draw:text-style-name="P1" draw:layer="layout" svg:width="9.186cm" svg:height="1.406cm" svg:x="10.614cm" svg:y="1.394cm">
          <text:p text:style-name="P1">jouerCoup(nb1, nb2, nb3, nb4)</text:p>
          <draw:enhanced-geometry svg:viewBox="0 0 21600 21600" draw:mirror-horizontal="false" draw:mirror-vertical="false" draw:type="line-callout-2" draw:modifiers="3021.22564493306 176637.953091684 -605.697687409228 39388.2352941176 -590.138238815718 8504.904051172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3" draw:text-style-name="P2" draw:layer="layout" svg:x1="11.4cm" svg:y1="24.5cm" svg:x2="4.9cm" svg:y2="10.2cm">
          <text:p/>
        </draw:line>
        <draw:custom-shape draw:style-name="gr5" draw:text-style-name="P1" draw:layer="layout" svg:width="7.049cm" svg:height="1.6cm" svg:x="1.15cm" svg:y="22.9cm">
          <text:p text:style-name="P1">nbCoupReussi()</text:p>
          <draw:enhanced-geometry svg:viewBox="0 0 21600 21600" draw:mirror-horizontal="true" draw:type="line-callout-2" draw:modifiers="-1225.53191489362 -63410.3685196752 -3600 4000 -765.957446808511 7474.32854465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0:19:31.940514832</meta:creation-date>
    <dc:date>2021-10-13T10:26:09.982955912</dc:date>
    <meta:editing-duration>PT21S</meta:editing-duration>
    <meta:editing-cycles>1</meta:editing-cycles>
    <meta:document-statistic meta:object-count="6"/>
    <meta:generator>LibreOffice/6.4.7.2$Linux_X86_64 LibreOffice_project/40$Build-2</meta:generator>
  </office:meta>
</office:document-meta>
</file>